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fo:font-weight="bold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List_20_1">
      <style:paragraph-properties>
        <style:tab-stops>
          <style:tab-stop style:position="0cm"/>
        </style:tab-stops>
      </style:paragraph-properties>
    </style:style>
    <style:style style:name="P5" style:family="paragraph" style:parent-style-name="List_20_1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StarSymbol" fo:font-size="14pt" style:font-name-asian="StarSymbol" style:font-size-asian="14pt" style:font-name-complex="StarSymbol" style:font-size-complex="14pt"/>
    </style:style>
    <style:style style:name="T4" style:family="text">
      <style:text-properties style:font-name="StarSymbol" fo:font-size="14pt" fo:font-weight="normal" style:font-name-asian="StarSymbol" style:font-size-asian="12.25pt" style:font-weight-asian="normal" style:font-name-complex="StarSymbol" style:font-size-complex="14pt" style:font-weight-complex="normal"/>
    </style:style>
    <style:style style:name="T5" style:family="text">
      <style:text-properties style:font-name="StarSymbol" fo:font-size="14pt" fo:font-weight="normal" style:font-name-asian="StarSymbol" style:font-size-asian="14pt" style:font-weight-asian="normal" style:font-name-complex="StarSymbo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ig War</text:p>
      <text:p text:style-name="P2"/>
      <text:p text:style-name="P3">Eine neue Version <text:s/>hat den Weg ins Universum 1 <text:s/>gefunden.</text:p>
      <text:p text:style-name="P3">Die neue Version umfasst folgende Änderungen …</text:p>
      <text:p text:style-name="P2"/>
      <text:p text:style-name="Text_20_body"><text:span text:style-name="T5">• </text:span><text:span text:style-name="T2">Auf der Highscoreseite ist nun die letzte Aktivitaet befreundeter Spieler sichtbar, <text:s text:c="8"/></text:span></text:p>
      <text:p text:style-name="Text_20_body"><text:span text:style-name="T2"><text:s text:c="4"/>befreundet durch Allianz oder Buendniss</text:span><text:span text:style-name="T1">.</text:span></text:p>
      <text:p text:style-name="P5"><text:span text:style-name="T3">• </text:span><text:span text:style-name="T2">Eine farbliche Hervorhebung in der Flottenuebersicht wurde fuer die <text:s text:c="5"/></text:span></text:p>
      <text:p text:style-name="P5"><text:span text:style-name="T2"><text:s text:c="4"/>Planetennamen und Koordinaten hinzugefuegt.</text:span></text:p>
      <text:p text:style-name="P5"><text:span text:style-name="T3">• </text:span><text:span text:style-name="T2">Im Navigationsmenue wurden neuen Links hinzugefuegt, Wiki, Regeln,, die <text:s/></text:span></text:p>
      <text:p text:style-name="P5"><text:span text:style-name="T2"><text:s text:c="4"/>Versionsinformation wurde daher auf die andere Seite verlegt.</text:span></text:p>
      <text:p text:style-name="P4"><text:span text:style-name="T3">• </text:span><text:span text:style-name="T2">Die Werte der Zerstörer wurden geändert, att: 12000-&gt;10000 def: 25000-&gt;20000</text:span></text:p>
      <text:p text:style-name="P4"><text:span text:style-name="T3">• </text:span><text:span text:style-name="T2">Wärmekraftwerk produziert nun 80.000 Carbon in der Stunde.</text:span></text:p>
      <text:p text:style-name="P4"><text:span text:style-name="T2"><text:s text:c="4"/>Dafür produziert das Wärmekraftwerk keine Energie mehr.</text:span></text:p>
      <text:p text:style-name="Standard"><text:span text:style-name="T1"/></text:p>
      <text:p text:style-name="Text_20_body"><text:span text:style-name="T1">Bugfixes …</text:span></text:p>
      <text:p text:style-name="Standard"><text:span text:style-name="T1"/></text:p>
      <text:p text:style-name="P4"><text:span text:style-name="T4">• </text:span><text:span text:style-name="T1">Fehler im CSS behoben welcher die Zeitanzeige verschob sodass die Serverzeit nicht vollstaendig dargestellt wurde.</text:span></text:p>
      <text:p text:style-name="P4"><text:span text:style-name="T4">• </text:span><text:span text:style-name="T1">Die maximale Anzahl der Tritium-Roboter wurde den anderen Ressourcen</text:span></text:p>
      <text:p text:style-name="P4"><text:span text:style-name="T1"><text:s text:c="4"/>Robotern angepasst, es war moeglich doppelt soviele Tritium-Roboter zu </text:span></text:p>
      <text:p text:style-name="P4"><text:span text:style-name="T1"><text:s text:c="4"/>unterhalten.</text:span></text:p>
      <text:p text:style-name="Text_20_body"><text:span text:style-name="T5">• </text:span><text:span text:style-name="T1">Fehler im Java-Chat behoben.</text:span></text:p>
      <text:p text:style-name="Text_20_body"><text:span text:style-name="T5">• </text:span><text:span text:style-name="T1">Fehler im Layout auf der Hauptseite behoben.</text:span></text:p>
      <text:p text:style-name="Text_20_body"><text:span text:style-name="T5">• </text:span><text:span text:style-name="T1">maximale Sessiondauer erhöht. 60 Minuten nun.</text:span></text:p>
      <text:p text:style-name="Text_20_body"><text:span text:style-name="T5">• </text:span><text:span text:style-name="T1">Fehler im Chat behoben.</text:span></text:p>
      <text:p text:style-name="Text_20_body"><text:span text:style-name="T5">• </text:span><text:span text:style-name="T1">Fehler behoben, der verursachte, dass Flüge keine Rückflugzeit besaß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8T19:56:18</meta:creation-date>
    <meta:document-statistic meta:table-count="0" meta:image-count="0" meta:object-count="0" meta:page-count="1" meta:paragraph-count="22" meta:word-count="169" meta:character-count="1219"/>
    <dc:date>2009-09-18T20:33:46</dc:date>
    <meta:editing-duration>PT00H06M46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